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ans-serif"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sans-serif" fo:font-size="12pt" style:font-size-asian="12pt" style:font-size-complex="12pt"/>
    </style:style>
    <style:style style:name="T1" style:family="text">
      <style:text-properties officeooo:rsid="00076107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Лабораторная работа <text:span text:style-name="T1">№</text:span>3</text:p>
      <text:p text:style-name="P1"/>
      <text:p text:style-name="P1">«Параллельная реализация решения системы линейных алгебраических <text:s/>уравнений с помощью MPI+OpenMP»</text:p>
      <text:p text:style-name="P1"/>
      <text:p text:style-name="P1"/>
      <text:p text:style-name="P2"/>
      <text:p text:style-name="P2"><draw:frame draw:style-name="fr1" draw:name="Объект1" text:anchor-type="paragraph" svg:width="15.005cm" svg:height="9.77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<draw:frame draw:style-name="fr1" draw:name="Объект2" text:anchor-type="paragraph" svg:width="15.007cm" svg:height="9.775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8T23:31:12.637219812</meta:creation-date>
    <dc:date>2015-04-18T23:38:27.987346154</dc:date>
    <meta:editing-duration>PT1M39S</meta:editing-duration>
    <meta:editing-cycles>2</meta:editing-cycles>
    <meta:generator>LibreOffice/4.2.7.2$Linux_X86_64 LibreOffice_project/420m0$Build-2</meta:generator>
    <meta:document-statistic meta:table-count="0" meta:image-count="0" meta:object-count="2" meta:page-count="1" meta:paragraph-count="2" meta:word-count="13" meta:character-count="119" meta:non-whitespace-character-count="10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2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5cm" svg:height="9.775cm" xlink:href="." xlink:type="simple" chart:class="chart:scatter" chart:style-name="ch1">
        <chart:title svg:x="1.989cm" svg:y="0.33cm" chart:style-name="ch2">
          <text:p>Время работы при использовании одного MPI-процесса
 и различного числа потоков</text:p>
        </chart:title>
        <chart:plot-area chart:style-name="ch3" chart:data-source-has-labels="both" svg:x="1.346cm" svg:y="1.834cm" svg:width="11.533cm" svg:height="6.193cm">
          <chartooo:coordinate-region svg:x="2.444cm" svg:y="2.033cm" svg:width="10.341cm" svg:height="5.347cm"/>
          <chart:axis chart:dimension="x" chart:name="primary-x" chart:style-name="ch4" chartooo:axis-type="auto">
            <chart:title svg:x="5.983cm" svg:y="8.222cm" chart:style-name="ch5">
              <text:p>Число потоков</text:p>
            </chart:title>
            <chart:categories table:cell-range-address="local-table.$A$2:.$A$5"/>
          </chart:axis>
          <chart:axis chart:dimension="y" chart:name="primary-y" chart:style-name="ch6">
            <chart:title svg:x="0.375cm" svg:y="5.135cm" chart:style-name="ch7">
              <text:p>Время, с</text:p>
            </chart:title>
            <chart:grid chart:style-name="ch8" chart:class="major"/>
          </chart:axis>
          <chart:series chart:style-name="ch9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 =5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0.373633">
                <text:p>30.3736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221305">
                <text:p>15.221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.754959">
                <text:p>7.75495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954737">
                <text:p>4.9547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2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c5000b" draw:fill-color="#c5000b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006cm" svg:height="9.775cm" xlink:href="." xlink:type="simple" chart:class="chart:scatter" chart:style-name="ch1">
        <chart:title svg:x="1.99cm" svg:y="0.33cm" chart:style-name="ch2">
          <text:p>Время работы при использовании одного MPI-процесса
 и различного числа потоков</text:p>
        </chart:title>
        <chart:plot-area chart:style-name="ch3" chart:data-source-has-labels="both" svg:x="1.346cm" svg:y="1.834cm" svg:width="11.534cm" svg:height="6.193cm">
          <chartooo:coordinate-region svg:x="2.444cm" svg:y="2.033cm" svg:width="10.342cm" svg:height="5.347cm"/>
          <chart:axis chart:dimension="x" chart:name="primary-x" chart:style-name="ch4" chartooo:axis-type="auto">
            <chart:title svg:x="5.984cm" svg:y="8.222cm" chart:style-name="ch5">
              <text:p>Число потоков</text:p>
            </chart:title>
            <chart:categories table:cell-range-address="local-table.$A$2:.$A$5"/>
          </chart:axis>
          <chart:axis chart:dimension="y" chart:name="primary-y" chart:style-name="ch6">
            <chart:title svg:x="0.375cm" svg:y="5.137cm" chart:style-name="ch7">
              <text:p>Время, с</text:p>
            </chart:title>
            <chart:grid chart:style-name="ch8" chart:class="major"/>
          </chart:axis>
          <chart:series chart:style-name="ch9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N =500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0.373633">
                <text:p>30.37363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5.655">
                <text:p>15.6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4.088013">
                <text:p>24.0880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7.64">
                <text:p>37.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